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1843e" officeooo:paragraph-rsid="0011843e"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officeooo:rsid="0011843e" officeooo:paragraph-rsid="0011843e"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normal" officeooo:rsid="0011843e" officeooo:paragraph-rsid="0011843e" style:font-size-asian="10.5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fo:font-weight="normal" officeooo:rsid="0011843e" officeooo:paragraph-rsid="0011843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1843e" officeooo:paragraph-rsid="0011843e" style:font-size-asian="10.5pt" style:font-weight-asian="normal" style:font-size-complex="12pt" style:font-weight-complex="normal"/>
    </style:style>
    <style:style style:name="P6" style:family="paragraph" style:parent-style-name="Standard" style:list-style-name="L2">
      <style:paragraph-properties fo:text-align="start" style:justify-single-word="false"/>
      <style:text-properties fo:font-size="12pt" fo:font-weight="normal" officeooo:rsid="00137f53" officeooo:paragraph-rsid="00137f5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37f53" officeooo:paragraph-rsid="00137f53" style:font-size-asian="10.5pt" style:font-weight-asian="normal" style:font-size-complex="12pt" style:font-weight-complex="normal"/>
    </style:style>
    <style:style style:name="P8" style:family="paragraph" style:parent-style-name="Standard" style:list-style-name="L3">
      <style:paragraph-properties fo:text-align="start" style:justify-single-word="false"/>
      <style:text-properties fo:font-size="12pt" fo:font-weight="normal" officeooo:rsid="00137f53" officeooo:paragraph-rsid="00137f53" style:font-size-asian="10.5pt" style:font-weight-asian="normal" style:font-size-complex="12pt" style:font-weight-complex="normal"/>
    </style:style>
    <style:style style:name="P9" style:family="paragraph" style:parent-style-name="Standard" style:list-style-name="L3">
      <style:paragraph-properties fo:text-align="start" style:justify-single-word="false"/>
      <style:text-properties fo:font-size="12pt" fo:font-weight="normal" officeooo:rsid="0014c233" officeooo:paragraph-rsid="0014c233" style:font-size-asian="10.5pt" style:font-weight-asian="normal" style:font-size-complex="12pt" style:font-weight-complex="normal"/>
    </style:style>
    <style:style style:name="P10" style:family="paragraph" style:parent-style-name="Standard" style:list-style-name="L5">
      <style:paragraph-properties fo:text-align="start" style:justify-single-word="false"/>
      <style:text-properties fo:font-size="12pt" fo:font-weight="normal" officeooo:rsid="0015a005" officeooo:paragraph-rsid="0015a005" style:font-size-asian="10.5pt" style:font-weight-asian="normal" style:font-size-complex="12pt" style:font-weight-complex="normal"/>
    </style:style>
    <style:style style:name="P11" style:family="paragraph" style:parent-style-name="Standard" style:list-style-name="L6">
      <style:paragraph-properties fo:text-align="start" style:justify-single-word="false"/>
      <style:text-properties fo:font-size="12pt" fo:font-weight="normal" officeooo:rsid="0015a005" officeooo:paragraph-rsid="0015a005" style:font-size-asian="10.5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officeooo:paragraph-rsid="00137f53"/>
    </style:style>
    <style:style style:name="P13" style:family="paragraph" style:parent-style-name="Standard" style:list-style-name="L4">
      <style:paragraph-properties fo:text-align="start" style:justify-single-word="false"/>
      <style:text-properties officeooo:paragraph-rsid="00137f53"/>
    </style:style>
    <style:style style:name="P14" style:family="paragraph" style:parent-style-name="Standard" style:list-style-name="L6">
      <style:paragraph-properties fo:text-align="start" style:justify-single-word="false"/>
      <style:text-properties officeooo:paragraph-rsid="0015a005"/>
    </style:style>
    <style:style style:name="P15" style:family="paragraph" style:parent-style-name="Standard" style:list-style-name="L2">
      <style:paragraph-properties fo:text-align="start" style:justify-single-word="false"/>
      <style:text-properties fo:font-weight="bold" officeooo:paragraph-rsid="00137f53" style:font-weight-asian="bold" style:font-weight-complex="bold"/>
    </style:style>
    <style:style style:name="P16" style:family="paragraph" style:parent-style-name="Standard">
      <style:paragraph-properties fo:text-align="start" style:justify-single-word="false"/>
      <style:text-properties fo:font-size="14pt" fo:font-weight="bold" officeooo:rsid="00137f53" officeooo:paragraph-rsid="00137f53"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14c233" officeooo:paragraph-rsid="0014c233" style:font-size-asian="14pt" style:font-weight-asian="bold" style:font-size-complex="14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37f53" style:font-size-asian="10.5pt" style:font-weight-asian="normal" style:font-size-complex="12pt" style:font-weight-complex="normal"/>
    </style:style>
    <style:style style:name="T3" style:family="text">
      <style:text-properties fo:font-size="12pt" fo:font-weight="normal" officeooo:rsid="0015a005" style:font-size-asian="10.5pt" style:font-weight-asian="normal" style:font-size-complex="12pt" style:font-weight-complex="normal"/>
    </style:style>
    <style:style style:name="T4" style:family="text">
      <style:text-properties fo:font-size="12pt" officeooo:rsid="00137f53" style:font-size-asian="10.5pt" style:font-size-complex="12pt"/>
    </style:style>
    <style:style style:name="T5" style:family="text">
      <style:text-properties fo:color="#a52a2a" loext:padding="0in" loext:border="none"/>
    </style:style>
    <style:style style:name="T6" style:family="text">
      <style:text-properties fo:color="#a52a2a" fo:font-size="12pt" fo:font-weight="normal" officeooo:rsid="00137f53" style:font-size-asian="10.5pt" style:font-weight-asian="normal" style:font-size-complex="12pt" style:font-weight-complex="normal" loext:padding="0in" loext:border="none"/>
    </style:style>
    <style:style style:name="T7" style:family="text">
      <style:text-properties fo:color="#a52a2a" fo:font-size="12pt" fo:font-weight="bold" officeooo:rsid="00137f53" style:font-size-asian="10.5pt" style:font-weight-asian="bold" style:font-size-complex="12pt" style:font-weight-complex="bold" loext:padding="0in" loext:border="none"/>
    </style:style>
    <style:style style:name="T8" style:family="text">
      <style:text-properties fo:color="#0000cd" loext:padding="0in" loext:border="none"/>
    </style:style>
    <style:style style:name="T9" style:family="text">
      <style:text-properties fo:color="#0000cd" fo:font-size="12pt" fo:font-weight="normal" officeooo:rsid="00137f53" style:font-size-asian="10.5pt" style:font-weight-asian="normal" style:font-size-complex="12pt" style:font-weight-complex="normal" loext:padding="0in" loext:border="none"/>
    </style:style>
    <style:style style:name="T10" style:family="text">
      <style:text-properties fo:color="#0000cd" fo:font-size="12pt" officeooo:rsid="00137f53" style:font-size-asian="10.5pt" style:font-size-complex="12pt" loext:padding="0in" loext:border="none"/>
    </style:style>
    <style:style style:name="T11" style:family="text">
      <style:text-properties fo:color="#0000cd" fo:font-size="12pt" fo:font-weight="bold" officeooo:rsid="00137f53" style:font-size-asian="10.5pt" style:font-weight-asian="bold" style:font-size-complex="12pt" style:font-weight-complex="bold" loext:padding="0in" loext:border="none"/>
    </style:style>
    <style:style style:name="T12" style:family="text">
      <style:text-properties style:use-window-font-color="true" fo:font-size="12pt" officeooo:rsid="00137f53" style:font-size-asian="10.5pt" style:font-size-complex="12pt" loext:padding="0in" loext:border="none"/>
    </style:style>
    <style:style style:name="T13" style:family="text">
      <style:text-properties fo:font-weight="bold" style:font-weight-asian="bold" style:font-weight-complex="bold"/>
    </style:style>
    <style:style style:name="T14" style:family="text">
      <style:text-properties officeooo:rsid="0015a00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S Normal Flow</text:p>
      <text:p text:style-name="P2"/>
      <text:p text:style-name="P2">Normal Flow</text:p>
      <text:list xml:id="list1067149380" text:style-name="L1">
        <text:list-item>
          <text:p text:style-name="P4">The default method and order that the system places element inside of a browser’s viewport.</text:p>
        </text:list-item>
        <text:list-item>
          <text:p text:style-name="P4">By default, block-level elements are laid out in the blow flow directed which is based on the parent’s writing mode (initial: horizontal-tb).</text:p>
          <text:list>
            <text:list-item>
              <text:p text:style-name="P4">Each element will apear on a new line below the last, with each one separated by whatever margin that’s been specified.</text:p>
            </text:list-item>
          </text:list>
        </text:list-item>
      </text:list>
      <text:p text:style-name="P3"/>
      <text:list xml:id="list222825104063247" text:continue-numbering="true" text:style-name="L1">
        <text:list-item>
          <text:p text:style-name="P4">Inline-elements sit on the same line along with any adjacent (or wrapped) text content as long as there is space inside the parent block level element. If there is no space, the overflow will move down to a new line.</text:p>
        </text:list-item>
      </text:list>
      <text:p text:style-name="P3"/>
      <text:list xml:id="list222825344086062" text:continue-numbering="true" text:style-name="L1">
        <text:list-item>
          <text:p text:style-name="P4">The first stage in normal flow is adding the padding, margin, and border to the content of an element.</text:p>
          <text:list>
            <text:list-item>
              <text:p text:style-name="P4">The element’s content first fills the available inline space of the parent element containing it, and grows until it is accomodated. The size of inline element is the size of their content.</text:p>
            </text:list-item>
            <text:list-item>
              <text:p text:style-name="P4">To control the size of an inline element:</text:p>
              <text:list>
                <text:list-item>
                  <text:p text:style-name="P4">display:block or display: inline-block</text:p>
                </text:list-item>
              </text:list>
            </text:list-item>
          </text:list>
        </text:list-item>
      </text:list>
      <text:p text:style-name="P3"/>
      <text:p text:style-name="P16">Block-Level Elements</text:p>
      <text:list xml:id="list3799441452" text:style-name="L2">
        <text:list-item>
          <text:p text:style-name="P6">Qualities of a block-level element:</text:p>
          <text:list>
            <text:list-item>
              <text:p text:style-name="P12"><text:span text:style-name="T2">Always starts on a new line.</text:span></text:p>
            </text:list-item>
            <text:list-item>
              <text:p text:style-name="P6">Always take up the full width available (stretches out to the left and right as far as it can)</text:p>
            </text:list-item>
            <text:list-item>
              <text:p text:style-name="P6">Always has a top and a bottom margin.</text:p>
              <text:p text:style-name="P6"/>
            </text:list-item>
          </text:list>
          <text:p text:style-name="P15"><text:span text:style-name="T4">A</text:span><text:span text:style-name="T10"> </text:span><text:span text:style-name="T12">List of block-level elements in HTML</text:span></text:p>
          <text:list text:continue-numbering="true">
            <text:list-item>
              <text:p text:style-name="P12"><text:a xlink:type="simple" xlink:href="https://www.w3schools.com/tags/tag_address.asp" text:style-name="Internet_20_link" text:visited-style-name="Visited_20_Internet_20_Link"><text:span text:style-name="T9">&lt;</text:span></text:a><text:a xlink:type="simple" xlink:href="https://www.w3schools.com/tags/tag_address.asp" text:style-name="Internet_20_link" text:visited-style-name="Visited_20_Internet_20_Link"><text:span text:style-name="T6">address</text:span></text:a><text:a xlink:type="simple" xlink:href="https://www.w3schools.com/tags/tag_address.asp" text:style-name="Internet_20_link" text:visited-style-name="Visited_20_Internet_20_Link"><text:span text:style-name="T9">&gt;</text:span></text:a><text:a xlink:type="simple" xlink:href="https://www.w3schools.com/tags/tag_article.asp" text:style-name="Internet_20_link" text:visited-style-name="Visited_20_Internet_20_Link"><text:span text:style-name="T8">&lt;</text:span></text:a><text:a xlink:type="simple" xlink:href="https://www.w3schools.com/tags/tag_article.asp" text:style-name="Internet_20_link" text:visited-style-name="Visited_20_Internet_20_Link"><text:span text:style-name="T5">article</text:span></text:a><text:a xlink:type="simple" xlink:href="https://www.w3schools.com/tags/tag_article.asp" text:style-name="Internet_20_link" text:visited-style-name="Visited_20_Internet_20_Link"><text:span text:style-name="T8">&gt;</text:span></text:a><text:a xlink:type="simple" xlink:href="https://www.w3schools.com/tags/tag_aside.asp" text:style-name="Internet_20_link" text:visited-style-name="Visited_20_Internet_20_Link">&lt;</text:a><text:a xlink:type="simple" xlink:href="https://www.w3schools.com/tags/tag_aside.asp" text:style-name="Internet_20_link" text:visited-style-name="Visited_20_Internet_20_Link"><text:span text:style-name="T5">aside</text:span></text:a><text:a xlink:type="simple" xlink:href="https://www.w3schools.com/tags/tag_aside.asp" text:style-name="Internet_20_link" text:visited-style-name="Visited_20_Internet_20_Link"><text:span text:style-name="T8">&gt;</text:span></text:a><text:a xlink:type="simple" xlink:href="https://www.w3schools.com/tags/tag_blockquote.asp" text:style-name="Internet_20_link" text:visited-style-name="Visited_20_Internet_20_Link">&lt;</text:a><text:a xlink:type="simple" xlink:href="https://www.w3schools.com/tags/tag_blockquote.asp" text:style-name="Internet_20_link" text:visited-style-name="Visited_20_Internet_20_Link"><text:span text:style-name="T5">blockquote</text:span></text:a><text:a xlink:type="simple" xlink:href="https://www.w3schools.com/tags/tag_blockquote.asp" text:style-name="Internet_20_link" text:visited-style-name="Visited_20_Internet_20_Link"><text:span text:style-name="T8">&gt;</text:span></text:a><text:a xlink:type="simple" xlink:href="https://www.w3schools.com/tags/tag_canvas.asp" text:style-name="Internet_20_link" text:visited-style-name="Visited_20_Internet_20_Link">&lt;</text:a><text:a xlink:type="simple" xlink:href="https://www.w3schools.com/tags/tag_canvas.asp" text:style-name="Internet_20_link" text:visited-style-name="Visited_20_Internet_20_Link"><text:span text:style-name="T5">canvas</text:span></text:a><text:a xlink:type="simple" xlink:href="https://www.w3schools.com/tags/tag_canvas.asp" text:style-name="Internet_20_link" text:visited-style-name="Visited_20_Internet_20_Link"><text:span text:style-name="T8">&gt;</text:span></text:a><text:a xlink:type="simple" xlink:href="https://www.w3schools.com/tags/tag_dd.asp" text:style-name="Internet_20_link" text:visited-style-name="Visited_20_Internet_20_Link">&lt;</text:a><text:a xlink:type="simple" xlink:href="https://www.w3schools.com/tags/tag_dd.asp" text:style-name="Internet_20_link" text:visited-style-name="Visited_20_Internet_20_Link"><text:span text:style-name="T5">dd</text:span></text:a><text:a xlink:type="simple" xlink:href="https://www.w3schools.com/tags/tag_dd.asp" text:style-name="Internet_20_link" text:visited-style-name="Visited_20_Internet_20_Link"><text:span text:style-name="T8">&gt;</text:span></text:a><text:a xlink:type="simple" xlink:href="https://www.w3schools.com/tags/tag_div.asp" text:style-name="Internet_20_link" text:visited-style-name="Visited_20_Internet_20_Link">&lt;</text:a><text:a xlink:type="simple" xlink:href="https://www.w3schools.com/tags/tag_div.asp" text:style-name="Internet_20_link" text:visited-style-name="Visited_20_Internet_20_Link"><text:span text:style-name="T5">div</text:span></text:a><text:a xlink:type="simple" xlink:href="https://www.w3schools.com/tags/tag_div.asp" text:style-name="Internet_20_link" text:visited-style-name="Visited_20_Internet_20_Link"><text:span text:style-name="T8">&gt;</text:span></text:a><text:a xlink:type="simple" xlink:href="https://www.w3schools.com/tags/tag_dl.asp" text:style-name="Internet_20_link" text:visited-style-name="Visited_20_Internet_20_Link">&lt;</text:a><text:a xlink:type="simple" xlink:href="https://www.w3schools.com/tags/tag_dl.asp" text:style-name="Internet_20_link" text:visited-style-name="Visited_20_Internet_20_Link"><text:span text:style-name="T5">dl</text:span></text:a><text:a xlink:type="simple" xlink:href="https://www.w3schools.com/tags/tag_dl.asp" text:style-name="Internet_20_link" text:visited-style-name="Visited_20_Internet_20_Link"><text:span text:style-name="T8">&gt;</text:span></text:a><text:a xlink:type="simple" xlink:href="https://www.w3schools.com/tags/tag_dt.asp" text:style-name="Internet_20_link" text:visited-style-name="Visited_20_Internet_20_Link">&lt;</text:a><text:a xlink:type="simple" xlink:href="https://www.w3schools.com/tags/tag_dt.asp" text:style-name="Internet_20_link" text:visited-style-name="Visited_20_Internet_20_Link"><text:span text:style-name="T5">dt</text:span></text:a><text:a xlink:type="simple" xlink:href="https://www.w3schools.com/tags/tag_dt.asp" text:style-name="Internet_20_link" text:visited-style-name="Visited_20_Internet_20_Link"><text:span text:style-name="T8">&gt;</text:span></text:a><text:a xlink:type="simple" xlink:href="https://www.w3schools.com/tags/tag_fieldset.asp" text:style-name="Internet_20_link" text:visited-style-name="Visited_20_Internet_20_Link">&lt;</text:a><text:a xlink:type="simple" xlink:href="https://www.w3schools.com/tags/tag_fieldset.asp" text:style-name="Internet_20_link" text:visited-style-name="Visited_20_Internet_20_Link"><text:span text:style-name="T5">fieldset</text:span></text:a><text:a xlink:type="simple" xlink:href="https://www.w3schools.com/tags/tag_fieldset.asp" text:style-name="Internet_20_link" text:visited-style-name="Visited_20_Internet_20_Link"><text:span text:style-name="T8">&gt;</text:span></text:a></text:p>
              <text:p text:style-name="P12"><text:a xlink:type="simple" xlink:href="https://www.w3schools.com/tags/tag_figcaption.asp" text:style-name="Internet_20_link" text:visited-style-name="Visited_20_Internet_20_Link"><text:span text:style-name="T8">&lt;</text:span></text:a><text:a xlink:type="simple" xlink:href="https://www.w3schools.com/tags/tag_figcaption.asp" text:style-name="Internet_20_link" text:visited-style-name="Visited_20_Internet_20_Link"><text:span text:style-name="T5">figcaption</text:span></text:a><text:a xlink:type="simple" xlink:href="https://www.w3schools.com/tags/tag_figcaption.asp" text:style-name="Internet_20_link" text:visited-style-name="Visited_20_Internet_20_Link"><text:span text:style-name="T8">&gt;</text:span></text:a><text:a xlink:type="simple" xlink:href="https://www.w3schools.com/tags/tag_figure.asp" text:style-name="Internet_20_link" text:visited-style-name="Visited_20_Internet_20_Link">&lt;</text:a><text:a xlink:type="simple" xlink:href="https://www.w3schools.com/tags/tag_figure.asp" text:style-name="Internet_20_link" text:visited-style-name="Visited_20_Internet_20_Link"><text:span text:style-name="T5">figure</text:span></text:a><text:a xlink:type="simple" xlink:href="https://www.w3schools.com/tags/tag_figure.asp" text:style-name="Internet_20_link" text:visited-style-name="Visited_20_Internet_20_Link"><text:span text:style-name="T8">&gt;</text:span></text:a><text:a xlink:type="simple" xlink:href="https://www.w3schools.com/tags/tag_footer.asp" text:style-name="Internet_20_link" text:visited-style-name="Visited_20_Internet_20_Link">&lt;</text:a><text:a xlink:type="simple" xlink:href="https://www.w3schools.com/tags/tag_footer.asp" text:style-name="Internet_20_link" text:visited-style-name="Visited_20_Internet_20_Link"><text:span text:style-name="T5">footer</text:span></text:a><text:a xlink:type="simple" xlink:href="https://www.w3schools.com/tags/tag_footer.asp" text:style-name="Internet_20_link" text:visited-style-name="Visited_20_Internet_20_Link"><text:span text:style-name="T8">&gt;</text:span></text:a><text:a xlink:type="simple" xlink:href="https://www.w3schools.com/tags/tag_form.asp" text:style-name="Internet_20_link" text:visited-style-name="Visited_20_Internet_20_Link">&lt;</text:a><text:a xlink:type="simple" xlink:href="https://www.w3schools.com/tags/tag_form.asp" text:style-name="Internet_20_link" text:visited-style-name="Visited_20_Internet_20_Link"><text:span text:style-name="T5">form</text:span></text:a><text:a xlink:type="simple" xlink:href="https://www.w3schools.com/tags/tag_form.asp" text:style-name="Internet_20_link" text:visited-style-name="Visited_20_Internet_20_Link"><text:span text:style-name="T8">&gt;</text:span></text:a><text:a xlink:type="simple" xlink:href="https://www.w3schools.com/tags/tag_hn.asp" text:style-name="Internet_20_link" text:visited-style-name="Visited_20_Internet_20_Link">&lt;</text:a><text:a xlink:type="simple" xlink:href="https://www.w3schools.com/tags/tag_hn.asp" text:style-name="Internet_20_link" text:visited-style-name="Visited_20_Internet_20_Link"><text:span text:style-name="T5">h1</text:span></text:a><text:a xlink:type="simple" xlink:href="https://www.w3schools.com/tags/tag_hn.asp" text:style-name="Internet_20_link" text:visited-style-name="Visited_20_Internet_20_Link"><text:span text:style-name="T8">&gt;&lt;</text:span></text:a><text:a xlink:type="simple" xlink:href="https://www.w3schools.com/tags/tag_hn.asp" text:style-name="Internet_20_link" text:visited-style-name="Visited_20_Internet_20_Link"><text:span text:style-name="T5">h6</text:span></text:a><text:a xlink:type="simple" xlink:href="https://www.w3schools.com/tags/tag_hn.asp" text:style-name="Internet_20_link" text:visited-style-name="Visited_20_Internet_20_Link"><text:span text:style-name="T8">&gt;</text:span></text:a><text:a xlink:type="simple" xlink:href="https://www.w3schools.com/tags/tag_header.asp" text:style-name="Internet_20_link" text:visited-style-name="Visited_20_Internet_20_Link">&lt;</text:a><text:a xlink:type="simple" xlink:href="https://www.w3schools.com/tags/tag_header.asp" text:style-name="Internet_20_link" text:visited-style-name="Visited_20_Internet_20_Link"><text:span text:style-name="T5">header</text:span></text:a><text:a xlink:type="simple" xlink:href="https://www.w3schools.com/tags/tag_header.asp" text:style-name="Internet_20_link" text:visited-style-name="Visited_20_Internet_20_Link"><text:span text:style-name="T8">&gt;</text:span></text:a><text:a xlink:type="simple" xlink:href="https://www.w3schools.com/tags/tag_hr.asp" text:style-name="Internet_20_link" text:visited-style-name="Visited_20_Internet_20_Link">&lt;</text:a><text:a xlink:type="simple" xlink:href="https://www.w3schools.com/tags/tag_hr.asp" text:style-name="Internet_20_link" text:visited-style-name="Visited_20_Internet_20_Link"><text:span text:style-name="T5">hr</text:span></text:a><text:a xlink:type="simple" xlink:href="https://www.w3schools.com/tags/tag_hr.asp" text:style-name="Internet_20_link" text:visited-style-name="Visited_20_Internet_20_Link"><text:span text:style-name="T8">&gt;</text:span></text:a><text:a xlink:type="simple" xlink:href="https://www.w3schools.com/tags/tag_li.asp" text:style-name="Internet_20_link" text:visited-style-name="Visited_20_Internet_20_Link">&lt;</text:a><text:a xlink:type="simple" xlink:href="https://www.w3schools.com/tags/tag_li.asp" text:style-name="Internet_20_link" text:visited-style-name="Visited_20_Internet_20_Link"><text:span text:style-name="T5">li</text:span></text:a><text:a xlink:type="simple" xlink:href="https://www.w3schools.com/tags/tag_li.asp" text:style-name="Internet_20_link" text:visited-style-name="Visited_20_Internet_20_Link"><text:span text:style-name="T8">&gt;</text:span></text:a><text:a xlink:type="simple" xlink:href="https://www.w3schools.com/tags/tag_main.asp" text:style-name="Internet_20_link" text:visited-style-name="Visited_20_Internet_20_Link">&lt;</text:a><text:a xlink:type="simple" xlink:href="https://www.w3schools.com/tags/tag_main.asp" text:style-name="Internet_20_link" text:visited-style-name="Visited_20_Internet_20_Link"><text:span text:style-name="T5">main</text:span></text:a><text:a xlink:type="simple" xlink:href="https://www.w3schools.com/tags/tag_main.asp" text:style-name="Internet_20_link" text:visited-style-name="Visited_20_Internet_20_Link"><text:span text:style-name="T8">&gt;</text:span></text:a><text:a xlink:type="simple" xlink:href="https://www.w3schools.com/tags/tag_nav.asp" text:style-name="Internet_20_link" text:visited-style-name="Visited_20_Internet_20_Link">&lt;</text:a><text:a xlink:type="simple" xlink:href="https://www.w3schools.com/tags/tag_nav.asp" text:style-name="Internet_20_link" text:visited-style-name="Visited_20_Internet_20_Link"><text:span text:style-name="T5">nav</text:span></text:a><text:a xlink:type="simple" xlink:href="https://www.w3schools.com/tags/tag_nav.asp" text:style-name="Internet_20_link" text:visited-style-name="Visited_20_Internet_20_Link"><text:span text:style-name="T8">&gt;</text:span></text:a><text:a xlink:type="simple" xlink:href="https://www.w3schools.com/tags/tag_noscript.asp" text:style-name="Internet_20_link" text:visited-style-name="Visited_20_Internet_20_Link">&lt;</text:a><text:a xlink:type="simple" xlink:href="https://www.w3schools.com/tags/tag_noscript.asp" text:style-name="Internet_20_link" text:visited-style-name="Visited_20_Internet_20_Link"><text:span text:style-name="T5">noscript</text:span></text:a><text:a xlink:type="simple" xlink:href="https://www.w3schools.com/tags/tag_noscript.asp" text:style-name="Internet_20_link" text:visited-style-name="Visited_20_Internet_20_Link"><text:span text:style-name="T8">&gt;</text:span></text:a><text:a xlink:type="simple" xlink:href="https://www.w3schools.com/tags/tag_ol.asp" text:style-name="Internet_20_link" text:visited-style-name="Visited_20_Internet_20_Link">&lt;</text:a><text:a xlink:type="simple" xlink:href="https://www.w3schools.com/tags/tag_ol.asp" text:style-name="Internet_20_link" text:visited-style-name="Visited_20_Internet_20_Link"><text:span text:style-name="T5">ol</text:span></text:a><text:a xlink:type="simple" xlink:href="https://www.w3schools.com/tags/tag_ol.asp" text:style-name="Internet_20_link" text:visited-style-name="Visited_20_Internet_20_Link"><text:span text:style-name="T8">&gt;</text:span></text:a><text:a xlink:type="simple" xlink:href="https://www.w3schools.com/tags/tag_p.asp" text:style-name="Internet_20_link" text:visited-style-name="Visited_20_Internet_20_Link">&lt;</text:a><text:a xlink:type="simple" xlink:href="https://www.w3schools.com/tags/tag_p.asp" text:style-name="Internet_20_link" text:visited-style-name="Visited_20_Internet_20_Link"><text:span text:style-name="T5">p</text:span></text:a><text:a xlink:type="simple" xlink:href="https://www.w3schools.com/tags/tag_p.asp" text:style-name="Internet_20_link" text:visited-style-name="Visited_20_Internet_20_Link"><text:span text:style-name="T8">&gt;</text:span></text:a><text:a xlink:type="simple" xlink:href="https://www.w3schools.com/tags/tag_pre.asp" text:style-name="Internet_20_link" text:visited-style-name="Visited_20_Internet_20_Link">&lt;</text:a><text:a xlink:type="simple" xlink:href="https://www.w3schools.com/tags/tag_pre.asp" text:style-name="Internet_20_link" text:visited-style-name="Visited_20_Internet_20_Link"><text:span text:style-name="T5">pre</text:span></text:a><text:a xlink:type="simple" xlink:href="https://www.w3schools.com/tags/tag_pre.asp" text:style-name="Internet_20_link" text:visited-style-name="Visited_20_Internet_20_Link"><text:span text:style-name="T8">&gt;</text:span></text:a><text:a xlink:type="simple" xlink:href="https://www.w3schools.com/tags/tag_section.asp" text:style-name="Internet_20_link" text:visited-style-name="Visited_20_Internet_20_Link">&lt;</text:a><text:a xlink:type="simple" xlink:href="https://www.w3schools.com/tags/tag_section.asp" text:style-name="Internet_20_link" text:visited-style-name="Visited_20_Internet_20_Link"><text:span text:style-name="T5">section</text:span></text:a><text:a xlink:type="simple" xlink:href="https://www.w3schools.com/tags/tag_section.asp" text:style-name="Internet_20_link" text:visited-style-name="Visited_20_Internet_20_Link"><text:span text:style-name="T8">&gt;</text:span></text:a><text:a xlink:type="simple" xlink:href="https://www.w3schools.com/tags/tag_table.asp" text:style-name="Internet_20_link" text:visited-style-name="Visited_20_Internet_20_Link">&lt;</text:a><text:a xlink:type="simple" xlink:href="https://www.w3schools.com/tags/tag_table.asp" text:style-name="Internet_20_link" text:visited-style-name="Visited_20_Internet_20_Link"><text:span text:style-name="T5">table</text:span></text:a><text:a xlink:type="simple" xlink:href="https://www.w3schools.com/tags/tag_table.asp" text:style-name="Internet_20_link" text:visited-style-name="Visited_20_Internet_20_Link"><text:span text:style-name="T8">&gt;</text:span></text:a><text:a xlink:type="simple" xlink:href="https://www.w3schools.com/tags/tag_tfoot.asp" text:style-name="Internet_20_link" text:visited-style-name="Visited_20_Internet_20_Link">&lt;</text:a><text:a xlink:type="simple" xlink:href="https://www.w3schools.com/tags/tag_tfoot.asp" text:style-name="Internet_20_link" text:visited-style-name="Visited_20_Internet_20_Link"><text:span text:style-name="T5">tfoot</text:span></text:a><text:a xlink:type="simple" xlink:href="https://www.w3schools.com/tags/tag_tfoot.asp" text:style-name="Internet_20_link" text:visited-style-name="Visited_20_Internet_20_Link"><text:span text:style-name="T8">&gt;</text:span></text:a><text:a xlink:type="simple" xlink:href="https://www.w3schools.com/tags/tag_ul.asp" text:style-name="Internet_20_link" text:visited-style-name="Visited_20_Internet_20_Link">&lt;</text:a><text:a xlink:type="simple" xlink:href="https://www.w3schools.com/tags/tag_ul.asp" text:style-name="Internet_20_link" text:visited-style-name="Visited_20_Internet_20_Link"><text:span text:style-name="T5">ul</text:span></text:a><text:a xlink:type="simple" xlink:href="https://www.w3schools.com/tags/tag_ul.asp" text:style-name="Internet_20_link" text:visited-style-name="Visited_20_Internet_20_Link"><text:span text:style-name="T8">&gt;</text:span></text:a><text:a xlink:type="simple" xlink:href="https://www.w3schools.com/tags/tag_video.asp" text:style-name="Internet_20_link" text:visited-style-name="Visited_20_Internet_20_Link">&lt;</text:a><text:a xlink:type="simple" xlink:href="https://www.w3schools.com/tags/tag_video.asp" text:style-name="Internet_20_link" text:visited-style-name="Visited_20_Internet_20_Link"><text:span text:style-name="T5">video</text:span></text:a><text:a xlink:type="simple" xlink:href="https://www.w3schools.com/tags/tag_video.asp" text:style-name="Internet_20_link" text:visited-style-name="Visited_20_Internet_20_Link"><text:span text:style-name="T8">&gt;</text:span></text:a></text:p>
            </text:list-item>
          </text:list>
        </text:list-item>
      </text:list>
      <text:p text:style-name="P7"/>
      <text:p text:style-name="P16">Inline Elements</text:p>
      <text:list xml:id="list2529650945" text:style-name="L3">
        <text:list-item>
          <text:p text:style-name="P8">Qualities of a inline element:</text:p>
          <text:list>
            <text:list-item>
              <text:p text:style-name="P8">Inline elements does not start on a new line.</text:p>
            </text:list-item>
            <text:list-item>
              <text:p text:style-name="P8">Inline elements only takes up as much width as necessary.</text:p>
            </text:list-item>
            <text:list-item>
              <text:p text:style-name="P9">An inline element cannot contain a block-level element.</text:p>
            </text:list-item>
          </text:list>
        </text:list-item>
      </text:list>
      <text:p text:style-name="P7"/>
      <text:p text:style-name="P7"><text:tab/><text:span text:style-name="T13">A List of Inline Elements</text:span></text:p>
      <text:list xml:id="list3026740658" text:style-name="L4">
        <text:list-item>
          <text:p text:style-name="P13"><text:a xlink:type="simple" xlink:href="https://www.w3schools.com/tags/tag_a.asp" text:style-name="Internet_20_link" text:visited-style-name="Visited_20_Internet_20_Link"><text:span text:style-name="T11">&lt;</text:span></text:a><text:a xlink:type="simple" xlink:href="https://www.w3schools.com/tags/tag_a.asp" text:style-name="Internet_20_link" text:visited-style-name="Visited_20_Internet_20_Link"><text:span text:style-name="T7">a</text:span></text:a><text:a xlink:type="simple" xlink:href="https://www.w3schools.com/tags/tag_a.asp" text:style-name="Internet_20_link" text:visited-style-name="Visited_20_Internet_20_Link"><text:span text:style-name="T11">&gt;</text:span></text:a><text:a xlink:type="simple" xlink:href="https://www.w3schools.com/tags/tag_abbr.asp" text:style-name="Internet_20_link" text:visited-style-name="Visited_20_Internet_20_Link"><text:span text:style-name="T8">&lt;</text:span></text:a><text:a xlink:type="simple" xlink:href="https://www.w3schools.com/tags/tag_abbr.asp" text:style-name="Internet_20_link" text:visited-style-name="Visited_20_Internet_20_Link"><text:span text:style-name="T5">abbr</text:span></text:a><text:a xlink:type="simple" xlink:href="https://www.w3schools.com/tags/tag_abbr.asp" text:style-name="Internet_20_link" text:visited-style-name="Visited_20_Internet_20_Link"><text:span text:style-name="T8">&gt;</text:span></text:a><text:a xlink:type="simple" xlink:href="https://www.w3schools.com/tags/tag_acronym.asp" text:style-name="Internet_20_link" text:visited-style-name="Visited_20_Internet_20_Link">&lt;</text:a><text:a xlink:type="simple" xlink:href="https://www.w3schools.com/tags/tag_acronym.asp" text:style-name="Internet_20_link" text:visited-style-name="Visited_20_Internet_20_Link"><text:span text:style-name="T5">acronym</text:span></text:a><text:a xlink:type="simple" xlink:href="https://www.w3schools.com/tags/tag_acronym.asp" text:style-name="Internet_20_link" text:visited-style-name="Visited_20_Internet_20_Link"><text:span text:style-name="T8">&gt;</text:span></text:a><text:a xlink:type="simple" xlink:href="https://www.w3schools.com/tags/tag_b.asp" text:style-name="Internet_20_link" text:visited-style-name="Visited_20_Internet_20_Link">&lt;</text:a><text:a xlink:type="simple" xlink:href="https://www.w3schools.com/tags/tag_b.asp" text:style-name="Internet_20_link" text:visited-style-name="Visited_20_Internet_20_Link"><text:span text:style-name="T5">b</text:span></text:a><text:a xlink:type="simple" xlink:href="https://www.w3schools.com/tags/tag_b.asp" text:style-name="Internet_20_link" text:visited-style-name="Visited_20_Internet_20_Link"><text:span text:style-name="T8">&gt;</text:span></text:a><text:a xlink:type="simple" xlink:href="https://www.w3schools.com/tags/tag_bdo.asp" text:style-name="Internet_20_link" text:visited-style-name="Visited_20_Internet_20_Link">&lt;</text:a><text:a xlink:type="simple" xlink:href="https://www.w3schools.com/tags/tag_bdo.asp" text:style-name="Internet_20_link" text:visited-style-name="Visited_20_Internet_20_Link"><text:span text:style-name="T5">bdo</text:span></text:a><text:a xlink:type="simple" xlink:href="https://www.w3schools.com/tags/tag_bdo.asp" text:style-name="Internet_20_link" text:visited-style-name="Visited_20_Internet_20_Link"><text:span text:style-name="T8">&gt;</text:span></text:a><text:a xlink:type="simple" xlink:href="https://www.w3schools.com/tags/tag_big.asp" text:style-name="Internet_20_link" text:visited-style-name="Visited_20_Internet_20_Link">&lt;</text:a><text:a xlink:type="simple" xlink:href="https://www.w3schools.com/tags/tag_big.asp" text:style-name="Internet_20_link" text:visited-style-name="Visited_20_Internet_20_Link"><text:span text:style-name="T5">big</text:span></text:a><text:a xlink:type="simple" xlink:href="https://www.w3schools.com/tags/tag_big.asp" text:style-name="Internet_20_link" text:visited-style-name="Visited_20_Internet_20_Link"><text:span text:style-name="T8">&gt;</text:span></text:a><text:a xlink:type="simple" xlink:href="https://www.w3schools.com/tags/tag_br.asp" text:style-name="Internet_20_link" text:visited-style-name="Visited_20_Internet_20_Link">&lt;</text:a><text:a xlink:type="simple" xlink:href="https://www.w3schools.com/tags/tag_br.asp" text:style-name="Internet_20_link" text:visited-style-name="Visited_20_Internet_20_Link"><text:span text:style-name="T5">br</text:span></text:a><text:a xlink:type="simple" xlink:href="https://www.w3schools.com/tags/tag_br.asp" text:style-name="Internet_20_link" text:visited-style-name="Visited_20_Internet_20_Link"><text:span text:style-name="T8">&gt;</text:span></text:a><text:a xlink:type="simple" xlink:href="https://www.w3schools.com/tags/tag_button.asp" text:style-name="Internet_20_link" text:visited-style-name="Visited_20_Internet_20_Link">&lt;</text:a><text:a xlink:type="simple" xlink:href="https://www.w3schools.com/tags/tag_button.asp" text:style-name="Internet_20_link" text:visited-style-name="Visited_20_Internet_20_Link"><text:span text:style-name="T5">button</text:span></text:a><text:a xlink:type="simple" xlink:href="https://www.w3schools.com/tags/tag_button.asp" text:style-name="Internet_20_link" text:visited-style-name="Visited_20_Internet_20_Link"><text:span text:style-name="T8">&gt;</text:span></text:a><text:a xlink:type="simple" xlink:href="https://www.w3schools.com/tags/tag_cite.asp" text:style-name="Internet_20_link" text:visited-style-name="Visited_20_Internet_20_Link">&lt;</text:a><text:a xlink:type="simple" xlink:href="https://www.w3schools.com/tags/tag_cite.asp" text:style-name="Internet_20_link" text:visited-style-name="Visited_20_Internet_20_Link"><text:span text:style-name="T5">cite</text:span></text:a><text:a xlink:type="simple" xlink:href="https://www.w3schools.com/tags/tag_cite.asp" text:style-name="Internet_20_link" text:visited-style-name="Visited_20_Internet_20_Link"><text:span text:style-name="T8">&gt;</text:span></text:a><text:a xlink:type="simple" xlink:href="https://www.w3schools.com/tags/tag_code.asp" text:style-name="Internet_20_link" text:visited-style-name="Visited_20_Internet_20_Link">&lt;</text:a><text:a xlink:type="simple" xlink:href="https://www.w3schools.com/tags/tag_code.asp" text:style-name="Internet_20_link" text:visited-style-name="Visited_20_Internet_20_Link"><text:span text:style-name="T5">code</text:span></text:a><text:a xlink:type="simple" xlink:href="https://www.w3schools.com/tags/tag_code.asp" text:style-name="Internet_20_link" text:visited-style-name="Visited_20_Internet_20_Link"><text:span text:style-name="T8">&gt;</text:span></text:a><text:a xlink:type="simple" xlink:href="https://www.w3schools.com/tags/tag_dfn.asp" text:style-name="Internet_20_link" text:visited-style-name="Visited_20_Internet_20_Link">&lt;</text:a><text:a xlink:type="simple" xlink:href="https://www.w3schools.com/tags/tag_dfn.asp" text:style-name="Internet_20_link" text:visited-style-name="Visited_20_Internet_20_Link"><text:span text:style-name="T5">dfn</text:span></text:a><text:a xlink:type="simple" xlink:href="https://www.w3schools.com/tags/tag_dfn.asp" text:style-name="Internet_20_link" text:visited-style-name="Visited_20_Internet_20_Link"><text:span text:style-name="T8">&gt;</text:span></text:a><text:a xlink:type="simple" xlink:href="https://www.w3schools.com/tags/tag_em.asp" text:style-name="Internet_20_link" text:visited-style-name="Visited_20_Internet_20_Link">&lt;</text:a><text:a xlink:type="simple" xlink:href="https://www.w3schools.com/tags/tag_em.asp" text:style-name="Internet_20_link" text:visited-style-name="Visited_20_Internet_20_Link"><text:span text:style-name="T5">em</text:span></text:a><text:a xlink:type="simple" xlink:href="https://www.w3schools.com/tags/tag_em.asp" text:style-name="Internet_20_link" text:visited-style-name="Visited_20_Internet_20_Link"><text:span text:style-name="T8">&gt;</text:span></text:a><text:a xlink:type="simple" xlink:href="https://www.w3schools.com/tags/tag_i.asp" text:style-name="Internet_20_link" text:visited-style-name="Visited_20_Internet_20_Link">&lt;</text:a><text:a xlink:type="simple" xlink:href="https://www.w3schools.com/tags/tag_i.asp" text:style-name="Internet_20_link" text:visited-style-name="Visited_20_Internet_20_Link"><text:span text:style-name="T5">i</text:span></text:a><text:a xlink:type="simple" xlink:href="https://www.w3schools.com/tags/tag_i.asp" text:style-name="Internet_20_link" text:visited-style-name="Visited_20_Internet_20_Link"><text:span text:style-name="T8">&gt;</text:span></text:a></text:p>
          <text:p text:style-name="P13"><text:a xlink:type="simple" xlink:href="https://www.w3schools.com/tags/tag_img.asp" text:style-name="Internet_20_link" text:visited-style-name="Visited_20_Internet_20_Link"><text:span text:style-name="T8">&lt;</text:span></text:a><text:a xlink:type="simple" xlink:href="https://www.w3schools.com/tags/tag_img.asp" text:style-name="Internet_20_link" text:visited-style-name="Visited_20_Internet_20_Link"><text:span text:style-name="T5">img</text:span></text:a><text:a xlink:type="simple" xlink:href="https://www.w3schools.com/tags/tag_img.asp" text:style-name="Internet_20_link" text:visited-style-name="Visited_20_Internet_20_Link"><text:span text:style-name="T8">&gt;</text:span></text:a><text:a xlink:type="simple" xlink:href="https://www.w3schools.com/tags/tag_input.asp" text:style-name="Internet_20_link" text:visited-style-name="Visited_20_Internet_20_Link">&lt;</text:a><text:a xlink:type="simple" xlink:href="https://www.w3schools.com/tags/tag_input.asp" text:style-name="Internet_20_link" text:visited-style-name="Visited_20_Internet_20_Link"><text:span text:style-name="T5">input</text:span></text:a><text:a xlink:type="simple" xlink:href="https://www.w3schools.com/tags/tag_input.asp" text:style-name="Internet_20_link" text:visited-style-name="Visited_20_Internet_20_Link"><text:span text:style-name="T8">&gt;</text:span></text:a><text:a xlink:type="simple" xlink:href="https://www.w3schools.com/tags/tag_kbd.asp" text:style-name="Internet_20_link" text:visited-style-name="Visited_20_Internet_20_Link">&lt;</text:a><text:a xlink:type="simple" xlink:href="https://www.w3schools.com/tags/tag_kbd.asp" text:style-name="Internet_20_link" text:visited-style-name="Visited_20_Internet_20_Link"><text:span text:style-name="T5">kbd</text:span></text:a><text:a xlink:type="simple" xlink:href="https://www.w3schools.com/tags/tag_kbd.asp" text:style-name="Internet_20_link" text:visited-style-name="Visited_20_Internet_20_Link"><text:span text:style-name="T8">&gt;</text:span></text:a><text:a xlink:type="simple" xlink:href="https://www.w3schools.com/tags/tag_label.asp" text:style-name="Internet_20_link" text:visited-style-name="Visited_20_Internet_20_Link">&lt;</text:a><text:a xlink:type="simple" xlink:href="https://www.w3schools.com/tags/tag_label.asp" text:style-name="Internet_20_link" text:visited-style-name="Visited_20_Internet_20_Link"><text:span text:style-name="T5">label</text:span></text:a><text:a xlink:type="simple" xlink:href="https://www.w3schools.com/tags/tag_label.asp" text:style-name="Internet_20_link" text:visited-style-name="Visited_20_Internet_20_Link"><text:span text:style-name="T8">&gt;</text:span></text:a><text:a xlink:type="simple" xlink:href="https://www.w3schools.com/tags/tag_map.asp" text:style-name="Internet_20_link" text:visited-style-name="Visited_20_Internet_20_Link">&lt;</text:a><text:a xlink:type="simple" xlink:href="https://www.w3schools.com/tags/tag_map.asp" text:style-name="Internet_20_link" text:visited-style-name="Visited_20_Internet_20_Link"><text:span text:style-name="T5">map</text:span></text:a><text:a xlink:type="simple" xlink:href="https://www.w3schools.com/tags/tag_map.asp" text:style-name="Internet_20_link" text:visited-style-name="Visited_20_Internet_20_Link"><text:span text:style-name="T8">&gt;</text:span></text:a><text:a xlink:type="simple" xlink:href="https://www.w3schools.com/tags/tag_object.asp" text:style-name="Internet_20_link" text:visited-style-name="Visited_20_Internet_20_Link">&lt;</text:a><text:a xlink:type="simple" xlink:href="https://www.w3schools.com/tags/tag_object.asp" text:style-name="Internet_20_link" text:visited-style-name="Visited_20_Internet_20_Link"><text:span text:style-name="T5">object</text:span></text:a><text:a xlink:type="simple" xlink:href="https://www.w3schools.com/tags/tag_object.asp" text:style-name="Internet_20_link" text:visited-style-name="Visited_20_Internet_20_Link"><text:span text:style-name="T8">&gt;</text:span></text:a><text:a xlink:type="simple" xlink:href="https://www.w3schools.com/tags/tag_output.asp" text:style-name="Internet_20_link" text:visited-style-name="Visited_20_Internet_20_Link">&lt;</text:a><text:a xlink:type="simple" xlink:href="https://www.w3schools.com/tags/tag_output.asp" text:style-name="Internet_20_link" text:visited-style-name="Visited_20_Internet_20_Link"><text:span text:style-name="T5">output</text:span></text:a><text:a xlink:type="simple" xlink:href="https://www.w3schools.com/tags/tag_output.asp" text:style-name="Internet_20_link" text:visited-style-name="Visited_20_Internet_20_Link"><text:span text:style-name="T8">&gt;</text:span></text:a><text:a xlink:type="simple" xlink:href="https://www.w3schools.com/tags/tag_q.asp" text:style-name="Internet_20_link" text:visited-style-name="Visited_20_Internet_20_Link">&lt;</text:a><text:a xlink:type="simple" xlink:href="https://www.w3schools.com/tags/tag_q.asp" text:style-name="Internet_20_link" text:visited-style-name="Visited_20_Internet_20_Link"><text:span text:style-name="T5">q</text:span></text:a><text:a xlink:type="simple" xlink:href="https://www.w3schools.com/tags/tag_q.asp" text:style-name="Internet_20_link" text:visited-style-name="Visited_20_Internet_20_Link"><text:span text:style-name="T8">&gt;</text:span></text:a><text:a xlink:type="simple" xlink:href="https://www.w3schools.com/tags/tag_samp.asp" text:style-name="Internet_20_link" text:visited-style-name="Visited_20_Internet_20_Link">&lt;</text:a><text:a xlink:type="simple" xlink:href="https://www.w3schools.com/tags/tag_samp.asp" text:style-name="Internet_20_link" text:visited-style-name="Visited_20_Internet_20_Link"><text:span text:style-name="T5">samp</text:span></text:a><text:a xlink:type="simple" xlink:href="https://www.w3schools.com/tags/tag_samp.asp" text:style-name="Internet_20_link" text:visited-style-name="Visited_20_Internet_20_Link"><text:span text:style-name="T8">&gt;</text:span></text:a><text:a xlink:type="simple" xlink:href="https://www.w3schools.com/tags/tag_script.asp" text:style-name="Internet_20_link" text:visited-style-name="Visited_20_Internet_20_Link">&lt;</text:a><text:a xlink:type="simple" xlink:href="https://www.w3schools.com/tags/tag_script.asp" text:style-name="Internet_20_link" text:visited-style-name="Visited_20_Internet_20_Link"><text:span text:style-name="T5">script</text:span></text:a><text:a xlink:type="simple" xlink:href="https://www.w3schools.com/tags/tag_script.asp" text:style-name="Internet_20_link" text:visited-style-name="Visited_20_Internet_20_Link"><text:span text:style-name="T8">&gt;</text:span></text:a><text:a xlink:type="simple" xlink:href="https://www.w3schools.com/tags/tag_select.asp" text:style-name="Internet_20_link" text:visited-style-name="Visited_20_Internet_20_Link">&lt;</text:a><text:a xlink:type="simple" xlink:href="https://www.w3schools.com/tags/tag_select.asp" text:style-name="Internet_20_link" text:visited-style-name="Visited_20_Internet_20_Link"><text:span text:style-name="T5">select</text:span></text:a><text:a xlink:type="simple" xlink:href="https://www.w3schools.com/tags/tag_select.asp" text:style-name="Internet_20_link" text:visited-style-name="Visited_20_Internet_20_Link"><text:span text:style-name="T8">&gt;</text:span></text:a></text:p>
          <text:p text:style-name="P13"><text:a xlink:type="simple" xlink:href="https://www.w3schools.com/tags/tag_small.asp" text:style-name="Internet_20_link" text:visited-style-name="Visited_20_Internet_20_Link"><text:span text:style-name="T8">&lt;</text:span></text:a><text:a xlink:type="simple" xlink:href="https://www.w3schools.com/tags/tag_small.asp" text:style-name="Internet_20_link" text:visited-style-name="Visited_20_Internet_20_Link"><text:span text:style-name="T5">small</text:span></text:a><text:a xlink:type="simple" xlink:href="https://www.w3schools.com/tags/tag_small.asp" text:style-name="Internet_20_link" text:visited-style-name="Visited_20_Internet_20_Link"><text:span text:style-name="T8">&gt;</text:span></text:a><text:a xlink:type="simple" xlink:href="https://www.w3schools.com/tags/tag_span.asp" text:style-name="Internet_20_link" text:visited-style-name="Visited_20_Internet_20_Link">&lt;</text:a><text:a xlink:type="simple" xlink:href="https://www.w3schools.com/tags/tag_span.asp" text:style-name="Internet_20_link" text:visited-style-name="Visited_20_Internet_20_Link"><text:span text:style-name="T5">span</text:span></text:a><text:a xlink:type="simple" xlink:href="https://www.w3schools.com/tags/tag_span.asp" text:style-name="Internet_20_link" text:visited-style-name="Visited_20_Internet_20_Link"><text:span text:style-name="T8">&gt;</text:span></text:a><text:a xlink:type="simple" xlink:href="https://www.w3schools.com/tags/tag_strong.asp" text:style-name="Internet_20_link" text:visited-style-name="Visited_20_Internet_20_Link">&lt;</text:a><text:a xlink:type="simple" xlink:href="https://www.w3schools.com/tags/tag_strong.asp" text:style-name="Internet_20_link" text:visited-style-name="Visited_20_Internet_20_Link"><text:span text:style-name="T5">strong</text:span></text:a><text:a xlink:type="simple" xlink:href="https://www.w3schools.com/tags/tag_strong.asp" text:style-name="Internet_20_link" text:visited-style-name="Visited_20_Internet_20_Link"><text:span text:style-name="T8">&gt;</text:span></text:a><text:a xlink:type="simple" xlink:href="https://www.w3schools.com/tags/tag_sub.asp" text:style-name="Internet_20_link" text:visited-style-name="Visited_20_Internet_20_Link">&lt;</text:a><text:a xlink:type="simple" xlink:href="https://www.w3schools.com/tags/tag_sub.asp" text:style-name="Internet_20_link" text:visited-style-name="Visited_20_Internet_20_Link"><text:span text:style-name="T5">sub</text:span></text:a><text:a xlink:type="simple" xlink:href="https://www.w3schools.com/tags/tag_sub.asp" text:style-name="Internet_20_link" text:visited-style-name="Visited_20_Internet_20_Link"><text:span text:style-name="T8">&gt;</text:span></text:a><text:a xlink:type="simple" xlink:href="https://www.w3schools.com/tags/tag_sup.asp" text:style-name="Internet_20_link" text:visited-style-name="Visited_20_Internet_20_Link">&lt;</text:a><text:a xlink:type="simple" xlink:href="https://www.w3schools.com/tags/tag_sup.asp" text:style-name="Internet_20_link" text:visited-style-name="Visited_20_Internet_20_Link"><text:span text:style-name="T5">sup</text:span></text:a><text:a xlink:type="simple" xlink:href="https://www.w3schools.com/tags/tag_sup.asp" text:style-name="Internet_20_link" text:visited-style-name="Visited_20_Internet_20_Link"><text:span text:style-name="T8">&gt;</text:span></text:a><text:a xlink:type="simple" xlink:href="https://www.w3schools.com/tags/tag_textarea.asp" text:style-name="Internet_20_link" text:visited-style-name="Visited_20_Internet_20_Link">&lt;</text:a><text:a xlink:type="simple" xlink:href="https://www.w3schools.com/tags/tag_textarea.asp" text:style-name="Internet_20_link" text:visited-style-name="Visited_20_Internet_20_Link"><text:span text:style-name="T5">textarea</text:span></text:a><text:a xlink:type="simple" xlink:href="https://www.w3schools.com/tags/tag_textarea.asp" text:style-name="Internet_20_link" text:visited-style-name="Visited_20_Internet_20_Link"><text:span text:style-name="T8">&gt;</text:span></text:a><text:a xlink:type="simple" xlink:href="https://www.w3schools.com/tags/tag_time.asp" text:style-name="Internet_20_link" text:visited-style-name="Visited_20_Internet_20_Link">&lt;</text:a><text:a xlink:type="simple" xlink:href="https://www.w3schools.com/tags/tag_time.asp" text:style-name="Internet_20_link" text:visited-style-name="Visited_20_Internet_20_Link"><text:span text:style-name="T5">time</text:span></text:a><text:a xlink:type="simple" xlink:href="https://www.w3schools.com/tags/tag_time.asp" text:style-name="Internet_20_link" text:visited-style-name="Visited_20_Internet_20_Link"><text:span text:style-name="T8">&gt;</text:span></text:a><text:a xlink:type="simple" xlink:href="https://www.w3schools.com/tags/tag_tt.asp" text:style-name="Internet_20_link" text:visited-style-name="Visited_20_Internet_20_Link">&lt;</text:a><text:a xlink:type="simple" xlink:href="https://www.w3schools.com/tags/tag_tt.asp" text:style-name="Internet_20_link" text:visited-style-name="Visited_20_Internet_20_Link"><text:span text:style-name="T5">tt</text:span></text:a><text:a xlink:type="simple" xlink:href="https://www.w3schools.com/tags/tag_tt.asp" text:style-name="Internet_20_link" text:visited-style-name="Visited_20_Internet_20_Link"><text:span text:style-name="T8">&gt;</text:span></text:a><text:a xlink:type="simple" xlink:href="https://www.w3schools.com/tags/tag_var.asp" text:style-name="Internet_20_link" text:visited-style-name="Visited_20_Internet_20_Link">&lt;</text:a><text:a xlink:type="simple" xlink:href="https://www.w3schools.com/tags/tag_var.asp" text:style-name="Internet_20_link" text:visited-style-name="Visited_20_Internet_20_Link"><text:span text:style-name="T5">var</text:span></text:a><text:a xlink:type="simple" xlink:href="https://www.w3schools.com/tags/tag_var.asp" text:style-name="Internet_20_link" text:visited-style-name="Visited_20_Internet_20_Link"><text:span text:style-name="T8">&gt;</text:span></text:a></text:p>
        </text:list-item>
      </text:list>
      <text:p text:style-name="P7"><text:span text:style-name="T13"/></text:p>
      <text:p text:style-name="P17">The &lt;div&gt; Element</text:p>
      <text:list xml:id="list3153927460" text:style-name="L5">
        <text:list-item>
          <text:p text:style-name="P10">The &lt;div&gt; element is often used as a container for other HTML elements.</text:p>
        </text:list-item>
        <text:list-item>
          <text:p text:style-name="P10">The &lt;div&gt; element has no required attributes, but style, class, and id are common.</text:p>
        </text:list-item>
        <text:list-item>
          <text:p text:style-name="P10">When used together with CSS, the &lt;div&gt;element can be used to style blocks of content.</text:p>
        </text:list-item>
      </text:list>
      <text:p text:style-name="P17"/>
      <text:p text:style-name="P17"><text:soft-page-break/>The &lt;span&gt; Element</text:p>
      <text:list xml:id="list1852895030" text:style-name="L6">
        <text:list-item>
          <text:p text:style-name="P11">The &lt;span&gt; element is an inline container used to mark up a part of text, or a part of the document.</text:p>
        </text:list-item>
        <text:list-item>
          <text:p text:style-name="P11">The &lt;span&gt; element has no requried attributes, but style, class, and id are common.</text:p>
        </text:list-item>
        <text:list-item>
          <text:p text:style-name="P14"><text:span text:style-name="T3">When used together with CSS, the &lt;span&gt; element can be used to style blocks of content.</text:span></text:p>
        </text:list-item>
        <text:list-item>
          <text:p text:style-name="P14"><text:span text:style-name="T3">Span can be used with inline CSS to make quick one-time declaration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2" meta:paragraph-count="37" meta:word-count="398" meta:character-count="2475" meta:non-whitespace-character-count="2142"/>
  </office:meta>
</office:document-meta>
</file>